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feb88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455029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3feb88" officeooo:paragraph-rsid="003feb88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officeooo:rsid="00431a4f" officeooo:paragraph-rsid="00431a4f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431a4f" officeooo:paragraph-rsid="00431a4f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officeooo:rsid="00455029" officeooo:paragraph-rsid="00455029"/>
    </style:style>
    <style:style style:name="P32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33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48f256" officeooo:paragraph-rsid="0048f256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officeooo:rsid="0048f256" officeooo:paragraph-rsid="0048f256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officeooo:rsid="00542a00" officeooo:paragraph-rsid="00542a00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officeooo:rsid="00542a00" officeooo:paragraph-rsid="00542a00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5c4b59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officeooo:rsid="005c4b59" officeooo:paragraph-rsid="005c4b59"/>
    </style:style>
    <style:style style:name="P41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42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4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4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4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4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5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5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5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5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5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5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5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5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56ddf" officeooo:paragraph-rsid="00456ddf"/>
    </style:style>
    <style:style style:name="P5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6b7e0" officeooo:paragraph-rsid="0046b7e0"/>
    </style:style>
    <style:style style:name="P5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542a00" officeooo:paragraph-rsid="00542a00"/>
    </style:style>
    <style:style style:name="P6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6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6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431a4f"/>
    </style:style>
    <style:style style:name="P6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1a4f" officeooo:paragraph-rsid="00431a4f"/>
    </style:style>
    <style:style style:name="P6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feb88" officeooo:paragraph-rsid="003feb88"/>
    </style:style>
    <style:style style:name="P6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P66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78dc" officeooo:paragraph-rsid="004378dc"/>
    </style:style>
    <style:style style:name="P6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8f256" officeooo:paragraph-rsid="0048f256"/>
    </style:style>
    <style:style style:name="P6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5dfa6a" officeooo:paragraph-rsid="005dfa6a"/>
    </style:style>
    <style:style style:name="P6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5ef7cd" officeooo:paragraph-rsid="005ef7cd"/>
    </style:style>
    <style:style style:name="P70" style:family="paragraph" style:parent-style-name="Text_20_body">
      <style:paragraph-properties fo:break-before="auto" fo:break-after="auto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style:font-name="Noto Mono" officeooo:rsid="00175c3e"/>
    </style:style>
    <style:style style:name="T10" style:family="text">
      <style:text-properties officeooo:rsid="0035c2aa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style:style style:name="T14" style:family="text">
      <style:text-properties officeooo:rsid="00431a4f"/>
    </style:style>
    <style:style style:name="T15" style:family="text">
      <style:text-properties officeooo:rsid="004378dc"/>
    </style:style>
    <style:style style:name="T16" style:family="text">
      <style:text-properties officeooo:rsid="00456ddf"/>
    </style:style>
    <style:style style:name="T17" style:family="text">
      <style:text-properties officeooo:rsid="0046b7e0"/>
    </style:style>
    <style:style style:name="T18" style:family="text">
      <style:text-properties officeooo:rsid="00485dcc"/>
    </style:style>
    <style:style style:name="T19" style:family="text">
      <style:text-properties officeooo:rsid="00489982"/>
    </style:style>
    <style:style style:name="T20" style:family="text">
      <style:text-properties officeooo:rsid="004a4624"/>
    </style:style>
    <style:style style:name="T21" style:family="text">
      <style:text-properties officeooo:rsid="00515ba1"/>
    </style:style>
    <style:style style:name="T22" style:family="text">
      <style:text-properties officeooo:rsid="00524ecc"/>
    </style:style>
    <style:style style:name="T23" style:family="text">
      <style:text-properties officeooo:rsid="00542a00"/>
    </style:style>
    <style:style style:name="T24" style:family="text">
      <style:text-properties officeooo:rsid="0055642a"/>
    </style:style>
    <style:style style:name="T25" style:family="text">
      <style:text-properties officeooo:rsid="00585fc5"/>
    </style:style>
    <style:style style:name="T26" style:family="text">
      <style:text-properties officeooo:rsid="0059d4db"/>
    </style:style>
    <style:style style:name="T27" style:family="text">
      <style:text-properties officeooo:rsid="005a8cb0"/>
    </style:style>
    <style:style style:name="T28" style:family="text">
      <style:text-properties style:font-name="Noto Mono"/>
    </style:style>
    <style:style style:name="T29" style:family="text">
      <style:text-properties officeooo:rsid="00602472"/>
    </style:style>
    <style:style style:name="T30" style:family="text">
      <style:text-properties officeooo:rsid="006029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2">ID</text:p>
            </table:table-cell>
            <table:table-cell table:style-name="Table1.A1" office:value-type="string">
              <text:p text:style-name="P33">as a...</text:p>
            </table:table-cell>
            <table:table-cell table:style-name="Table1.A1" office:value-type="string">
              <text:p text:style-name="P33">I want to...</text:p>
            </table:table-cell>
            <table:table-cell table:style-name="Table1.A1" office:value-type="string">
              <text:p text:style-name="P33">so that...</text:p>
            </table:table-cell>
            <table:table-cell table:style-name="Table1.E1" office:value-type="string">
              <text:p text:style-name="P32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4" office:value-type="string">
            <text:p text:style-name="P3">I can interact with the simulation</text:p>
          </table:table-cell>
          <table:table-cell table:style-name="Table1.E14" office:value-type="string">
            <text:list xml:id="list3222499664" text:style-name="L1">
              <text:list-item>
                <text:p text:style-name="P41">JSBSim instance is created</text:p>
              </text:list-item>
              <text:list-item>
                <text:p text:style-name="P41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4" office:value-type="string">
            <text:p text:style-name="P14">researcher</text:p>
          </table:table-cell>
          <table:table-cell table:style-name="Table1.C14" office:value-type="string">
            <text:p text:style-name="P15">load an aircraft into a JSBSim instance</text:p>
          </table:table-cell>
          <table:table-cell table:style-name="Table1.D14" office:value-type="string">
            <text:p text:style-name="P15">I can simulate different aircraft</text:p>
          </table:table-cell>
          <table:table-cell table:style-name="Table1.E3" office:value-type="string">
            <text:list xml:id="list162802241363623" text:continue-numbering="true" text:style-name="L1">
              <text:list-item>
                <text:p text:style-name="P42">Aircraft configs can be loaded by name of aircraft</text:p>
              </text:list-item>
              <text:list-item>
                <text:p text:style-name="P42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4" office:value-type="string">
            <text:p text:style-name="P16">researcher</text:p>
          </table:table-cell>
          <table:table-cell table:style-name="Table1.C14" office:value-type="string">
            <text:p text:style-name="P17">set an aircraft’s initial conditions in the JSBSim simulation</text:p>
          </table:table-cell>
          <table:table-cell table:style-name="Table1.D14" office:value-type="string">
            <text:p text:style-name="P17">I can start the episode in the state I want</text:p>
          </table:table-cell>
          <table:table-cell table:style-name="Table1.E14" office:value-type="string">
            <text:list xml:id="list162800957524031" text:continue-numbering="true" text:style-name="L1">
              <text:list-item>
                <text:p text:style-name="P43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extract aircraft state information from JSBSim</text:p>
          </table:table-cell>
          <table:table-cell table:style-name="Table1.D14" office:value-type="string">
            <text:p text:style-name="P3">I can pass Agents state observatio<text:span text:style-name="T1">ns</text:span></text:p>
          </table:table-cell>
          <table:table-cell table:style-name="Table1.E14" office:value-type="string">
            <text:list xml:id="list162801983403724" text:continue-numbering="true" text:style-name="L1">
              <text:list-item>
                <text:p text:style-name="P44">Can call JSBSim with collection of desired variables and receive values back</text:p>
              </text:list-item>
              <text:list-item>
                <text:p text:style-name="P46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4" office:value-type="string">
            <text:p text:style-name="P4">researcher</text:p>
          </table:table-cell>
          <table:table-cell table:style-name="Table1.C14" office:value-type="string">
            <text:p text:style-name="P5">pass commands to JSBSim</text:p>
          </table:table-cell>
          <table:table-cell table:style-name="Table1.D14" office:value-type="string">
            <text:p text:style-name="P10">aircraft can be controlled</text:p>
          </table:table-cell>
          <table:table-cell table:style-name="Table1.E14" office:value-type="string">
            <text:list xml:id="list162801729145724" text:continue-numbering="true" text:style-name="L1">
              <text:list-item>
                <text:p text:style-name="P45">Can pass JSBSim collection of commands</text:p>
              </text:list-item>
              <text:list-item>
                <text:p text:style-name="P45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4" office:value-type="string">
            <text:p text:style-name="P18">researcher</text:p>
          </table:table-cell>
          <table:table-cell table:style-name="Table1.C14" office:value-type="string">
            <text:p text:style-name="P19">run a simulation while making state observations and passing commands at fixed intervals</text:p>
          </table:table-cell>
          <table:table-cell table:style-name="Table1.D14" office:value-type="string">
            <text:p text:style-name="P19">an RL agent can interact with the simulation as an MDP</text:p>
          </table:table-cell>
          <table:table-cell table:style-name="Table1.E14" office:value-type="string">
            <text:list xml:id="list162800563712047" text:continue-numbering="true" text:style-name="L1">
              <text:list-item>
                <text:p text:style-name="P48">Simulation timestep, and timesteps between observations are configurable</text:p>
              </text:list-item>
              <text:list-item>
                <text:p text:style-name="P49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4" office:value-type="string">
            <text:list xml:id="list162800781935119" text:continue-numbering="true" text:style-name="L1">
              <text:list-item>
                <text:p text:style-name="P50">A JsbSimEnv object can be queried for its state/action space <text:span text:style-name="T5">including</text:span> high and low limits</text:p>
              </text:list-item>
              <text:list-item>
                <text:p text:style-name="P51"><text:soft-page-break/>Uses <text:span text:style-name="T10">OpenAI </text:span>Gym Spaces class</text:p>
              </text:list-item>
            </text:list>
          </table:table-cell>
        </table:table-row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4" office:value-type="string">
            <text:p text:style-name="P6">researcher</text:p>
          </table:table-cell>
          <table:table-cell table:style-name="Table1.C14" office:value-type="string">
            <text:p text:style-name="P9">create <text:span text:style-name="T11">framework to implement </text:span>JSBSim environments for various tasks</text:p>
          </table:table-cell>
          <table:table-cell table:style-name="Table1.D14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4" office:value-type="string">
            <text:list xml:id="list162800198818696" text:continue-numbering="true" text:style-name="L1">
              <text:list-item>
                <text:p text:style-name="P52"><text:span text:style-name="T11">Task module</text:span> specifies states/actions/rewards</text:p>
              </text:list-item>
              <text:list-item>
                <text:p text:style-name="P60">Task <text:span text:style-name="T11">module </text:span>provides initial conditions each episode reset</text:p>
              </text:list-item>
              <text:list-item>
                <text:p text:style-name="P53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4" office:value-type="string">
            <text:p text:style-name="P7">researcher</text:p>
          </table:table-cell>
          <table:table-cell table:style-name="Table1.C14" office:value-type="string">
            <text:p text:style-name="P10">visualise <text:span text:style-name="T3">aircraft</text:span> state</text:p>
          </table:table-cell>
          <table:table-cell table:style-name="Table1.D14" office:value-type="string">
            <text:p text:style-name="P10">I can understand what is going on</text:p>
          </table:table-cell>
          <table:table-cell table:style-name="Table1.E14" office:value-type="string">
            <text:list xml:id="list162800567029543" text:continue-numbering="true" text:style-name="L1">
              <text:list-item>
                <text:p text:style-name="P47">Aircraft position and velocities are visible</text:p>
              </text:list-item>
              <text:list-item>
                <text:p text:style-name="P47">Visualisation <text:span text:style-name="T3">starts</text:span> and closes in response to <text:span text:style-name="T3">Env </text:span><text:span text:style-name="T9">render()</text:span><text:span text:style-name="T3"> method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4" office:value-type="string">
            <text:p text:style-name="P8">researcher</text:p>
          </table:table-cell>
          <table:table-cell table:style-name="Table1.C14" office:value-type="string">
            <text:p text:style-name="P11">visualise the aircraft current control surface positions and commanded positions</text:p>
          </table:table-cell>
          <table:table-cell table:style-name="Table1.D14" office:value-type="string">
            <text:p text:style-name="P11">I can understand how the aircraft is being controlled</text:p>
          </table:table-cell>
          <table:table-cell table:style-name="Table1.E14" office:value-type="string">
            <text:list xml:id="list162802153489494" text:continue-numbering="true" text:style-name="L1">
              <text:list-item>
                <text:p text:style-name="P54">Aircraft aileron, elevator, rudder, throttle positions and commanded positions are visible in the environment render.</text:p>
              </text:list-item>
              <text:list-item>
                <text:p text:style-name="P55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4" office:value-type="string">
            <text:p text:style-name="P24">researcher</text:p>
          </table:table-cell>
          <table:table-cell table:style-name="Table1.C14" office:value-type="string">
            <text:p text:style-name="P26">implement <text:span text:style-name="T12">a</text:span> <text:span text:style-name="T23">Task</text:span> <text:span text:style-name="T12">for</text:span> <text:span text:style-name="T23">flying in a straight line on a constant heading</text:span></text:p>
          </table:table-cell>
          <table:table-cell table:style-name="Table1.D14" office:value-type="string">
            <text:p text:style-name="P26">I can investigate agent performance on a relatively simple task</text:p>
          </table:table-cell>
          <table:table-cell table:style-name="Table1.E14" office:value-type="string">
            <text:list xml:id="list162801354929231" text:continue-numbering="true" text:style-name="L1">
              <text:list-item>
                <text:p text:style-name="P56">Module <text:span text:style-name="T21">conforms to </text:span>Task interface</text:p>
              </text:list-item>
              <text:list-item>
                <text:p text:style-name="P59"><text:span text:style-name="T24">Initial state has aircraft flying on the target heading</text:span> </text:p>
              </text:list-item>
              <text:list-item>
                <text:p text:style-name="P56"><text:span text:style-name="T25">Task is</text:span>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5">researcher</text:p>
          </table:table-cell>
          <table:table-cell table:style-name="Table1.C14" office:value-type="string">
            <text:p text:style-name="P31"><text:span text:style-name="T16">i</text:span>mplement an agent that makes random actions</text:p>
          </table:table-cell>
          <table:table-cell table:style-name="Table1.D14" office:value-type="string">
            <text:p text:style-name="P31">I can use it for functional tests and sanity checks</text:p>
          </table:table-cell>
          <table:table-cell table:style-name="Table1.E14" office:value-type="string">
            <text:list xml:id="list162800878614093" text:continue-numbering="true" text:style-name="L1">
              <text:list-item>
                <text:p text:style-name="P57">Agent makes random actions within the permitted range of the action space</text:p>
              </text:list-item>
              <text:list-item>
                <text:p text:style-name="P58">Agent <text:span text:style-name="T18">random seed can be </text:span><text:soft-page-break/><text:span text:style-name="T18">specified</text:span>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5">researcher</text:p>
          </table:table-cell>
          <table:table-cell table:style-name="Table1.C14" office:value-type="string">
            <text:p text:style-name="P31"><text:span text:style-name="T16">i</text:span>mplement an agent that makes <text:span text:style-name="T17">constant</text:span> actions</text:p>
          </table:table-cell>
          <table:table-cell table:style-name="Table1.D14" office:value-type="string">
            <text:p text:style-name="P31">I can use it for functional tests and sanity checks</text:p>
          </table:table-cell>
          <table:table-cell table:style-name="Table1.E14" office:value-type="string">
            <text:list xml:id="list162801954425573" text:continue-numbering="true" text:style-name="L1">
              <text:list-item>
                <text:p text:style-name="P58">Agent always returns <text:span text:style-name="T26">the same</text:span> action, <text:span text:style-name="T27">which is</text:span> within the permitted range of the action space (e.g. midpoint)</text:p>
              </text:list-item>
            </text:list>
          </table:table-cell>
        </table:table-row>
        <table:table-row>
          <table:table-cell table:style-name="Table1.A15" office:value-type="float" office:value="0">
            <text:p text:style-name="P12">0</text:p>
          </table:table-cell>
          <table:table-cell table:style-name="Table1.B15" office:value-type="string">
            <text:p text:style-name="P20"/>
          </table:table-cell>
          <table:table-cell table:style-name="Table1.C15" office:value-type="string">
            <text:p text:style-name="P23"/>
          </table:table-cell>
          <table:table-cell table:style-name="Table1.D15" office:value-type="string">
            <text:p text:style-name="P23"/>
          </table:table-cell>
          <table:table-cell table:style-name="Table1.E15" office:value-type="string">
            <text:list xml:id="list162801874453841" text:continue-numbering="true" text:style-name="L1">
              <text:list-item>
                <text:p text:style-name="P61"/>
              </text:list-item>
            </text:list>
          </table:table-cell>
        </table:table-row>
        <table:table-row>
          <table:table-cell table:style-name="Table1.A3" table:formula="ooow:&lt;A15&gt;+1" office:value-type="float" office:value="1">
            <text:p text:style-name="P12">1</text:p>
          </table:table-cell>
          <table:table-cell table:style-name="Table1.B18" office:value-type="string">
            <text:p text:style-name="P20">researcher</text:p>
          </table:table-cell>
          <table:table-cell table:style-name="Table1.C18" office:value-type="string">
            <text:p text:style-name="P23">visualise the aircraft graphically in a flight simulator</text:p>
          </table:table-cell>
          <table:table-cell table:style-name="Table1.D18" office:value-type="string">
            <text:p text:style-name="P23">Viewers can appreciate the agent</text:p>
          </table:table-cell>
          <table:table-cell table:style-name="Table1.E18" office:value-type="string">
            <text:list xml:id="list162801869408761" text:continue-numbering="true" text:style-name="L1">
              <text:list-item>
                <text:p text:style-name="P62">FlightGear is launched by the <text:span text:style-name="T8">render()</text:span> <text:span text:style-name="T14">method</text:span></text:p>
              </text:list-item>
              <text:list-item>
                <text:p text:style-name="P62">FlightGear displays the aircraft</text:p>
              </text:list-item>
              <text:list-item>
                <text:p text:style-name="P63">FlightGear is closed by the <text:span text:style-name="T8">Environment.</text:span><text:span text:style-name="T8">close()</text:span> method</text:p>
              </text:list-item>
            </text:list>
          </table:table-cell>
        </table:table-row>
        <table:table-row>
          <table:table-cell table:style-name="Table1.A3" table:formula="ooow:&lt;A16&gt;+1" office:value-type="float" office:value="2">
            <text:p text:style-name="P12">2</text:p>
          </table:table-cell>
          <table:table-cell table:style-name="Table1.B18" office:value-type="string">
            <text:p text:style-name="P39">researcher</text:p>
          </table:table-cell>
          <table:table-cell table:style-name="Table1.C18" office:value-type="string">
            <text:p text:style-name="P40">visualise the aircraft’s control surface position and commanded position alongside FlightGear</text:p>
          </table:table-cell>
          <table:table-cell table:style-name="Table1.D18" office:value-type="string">
            <text:p text:style-name="P40">I can clearly observe the agent’s actions</text:p>
          </table:table-cell>
          <table:table-cell table:style-name="Table1.E18" office:value-type="string">
            <text:list xml:id="list162801498413380" text:continue-numbering="true" text:style-name="L1">
              <text:list-item>
                <text:p text:style-name="P68">Rendering the episode in FlightGear launches a figure with control surface positions</text:p>
              </text:list-item>
              <text:list-item>
                <text:p text:style-name="P69">Figure <text:span text:style-name="T29">closes on</text:span> <text:span text:style-name="T8">Environment.close()</text:span></text:p>
              </text:list-item>
            </text:list>
          </table:table-cell>
        </table:table-row>
        <table:table-row>
          <table:table-cell table:style-name="Table1.A15" table:formula="ooow:&lt;A17&gt;+1" office:value-type="float" office:value="3">
            <text:p text:style-name="P12">3</text:p>
          </table:table-cell>
          <table:table-cell table:style-name="Table1.B18" office:value-type="string">
            <text:p text:style-name="P22">researcher</text:p>
          </table:table-cell>
          <table:table-cell table:style-name="Table1.C18" office:value-type="string">
            <text:p text:style-name="P28">see <text:span text:style-name="T19">task-related </text:span>state and reward data on environment visualisations </text:p>
          </table:table-cell>
          <table:table-cell table:style-name="Table1.D18" office:value-type="string">
            <text:p text:style-name="P28">I can understand how ‘<text:span text:style-name="T30">good’ the agent’s behaviour is and how</text:span> much reward <text:span text:style-name="T30">it </text:span>is generat<text:span text:style-name="T30">ing</text:span></text:p>
          </table:table-cell>
          <table:table-cell table:style-name="Table1.E18" office:value-type="string">
            <text:list xml:id="list162802059403887" text:continue-numbering="true" text:style-name="L1">
              <text:list-item>
                <text:p text:style-name="P64">visualisations display <text:span text:style-name="T22">reward data</text:span></text:p>
              </text:list-item>
              <text:list-item>
                <text:p text:style-name="P64">visualisations show <text:span text:style-name="T22">print-outs of relevant state data</text:span></text:p>
              </text:list-item>
            </text:list>
          </table:table-cell>
        </table:table-row>
        <table:table-row>
          <table:table-cell table:style-name="Table1.A3" table:formula="ooow:&lt;A18&gt;+1" office:value-type="float" office:value="4">
            <text:p text:style-name="P12">4</text:p>
          </table:table-cell>
          <table:table-cell table:style-name="Table1.B19" office:value-type="string">
            <text:p text:style-name="P21">researcher</text:p>
          </table:table-cell>
          <table:table-cell table:style-name="Table1.C19" office:value-type="string">
            <text:p text:style-name="P27">use reward shaping in the environments</text:p>
          </table:table-cell>
          <table:table-cell table:style-name="Table1.D19" office:value-type="string">
            <text:p text:style-name="P27">its effects on agent learning speed can be investigated</text:p>
          </table:table-cell>
          <table:table-cell table:style-name="Table1.E19" office:value-type="string">
            <text:list xml:id="list162801937178320" text:continue-numbering="true" text:style-name="L1">
              <text:list-item>
                <text:p text:style-name="P65"><text:span text:style-name="T14">r</text:span>eward shaping is an environment option (True/False)</text:p>
              </text:list-item>
              <text:list-item>
                <text:p text:style-name="P65"><text:span text:style-name="T14">r</text:span>eward shaped with a potential-based function</text:p>
              </text:list-item>
            </text:list>
          </table:table-cell>
        </table:table-row>
        <table:table-row>
          <table:table-cell table:style-name="Table1.A3" table:formula="ooow:&lt;A19&gt;+1" office:value-type="float" office:value="5">
            <text:p text:style-name="P12">5</text:p>
          </table:table-cell>
          <table:table-cell table:style-name="Table1.B20" office:value-type="string">
            <text:p text:style-name="P29">researcher</text:p>
          </table:table-cell>
          <table:table-cell table:style-name="Table1.C20" office:value-type="string">
            <text:p text:style-name="P30">implement a very simple task with as small a state- and action-space as possible</text:p>
          </table:table-cell>
          <table:table-cell table:style-name="Table1.D20" office:value-type="string">
            <text:p text:style-name="P30">I can use it as a <text:span text:style-name="T15">basic</text:span> and fast training environment</text:p>
          </table:table-cell>
          <table:table-cell table:style-name="Table1.E20" office:value-type="string">
            <text:list xml:id="list162800659431603" text:continue-numbering="true" text:style-name="L1">
              <text:list-item>
                <text:p text:style-name="P63">task is implemented as a Task</text:p>
              </text:list-item>
              <text:list-item>
                <text:p text:style-name="P66">an environment using this task <text:soft-page-break/>can be created using <text:span text:style-name="T8">gym.make()</text:span></text:p>
              </text:list-item>
            </text:list>
          </table:table-cell>
        </table:table-row>
        <table:table-row>
          <table:table-cell table:style-name="Table1.A15" table:formula="ooow:&lt;A20&gt;+1" office:value-type="float" office:value="6">
            <text:p text:style-name="P12">6</text:p>
          </table:table-cell>
          <table:table-cell table:style-name="Table1.B22" office:value-type="string">
            <text:p text:style-name="P37">researcher</text:p>
          </table:table-cell>
          <table:table-cell table:style-name="Table1.C22" office:value-type="string">
            <text:p text:style-name="P38">separately track shaping rewards and assessment rewards resulting from agent interactions</text:p>
          </table:table-cell>
          <table:table-cell table:style-name="Table1.D22" office:value-type="string">
            <text:p text:style-name="P38">I can consistently compare the performance of agents using different reward shaping functions</text:p>
          </table:table-cell>
          <table:table-cell table:style-name="Table1.E22" office:value-type="string">
            <text:list xml:id="list162801746555040" text:continue-numbering="true" text:style-name="L1">
              <text:list-item>
                <text:p text:style-name="P67"/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2" office:value-type="string">
            <text:p text:style-name="P21"/>
          </table:table-cell>
          <table:table-cell table:style-name="Table1.C22" office:value-type="string">
            <text:p text:style-name="P27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list xml:id="list162801148230945" text:continue-numbering="true" text:style-name="L1">
              <text:list-item>
                <text:p text:style-name="P65"/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3" office:value-type="string">
            <text:p text:style-name="P35">researcher</text:p>
          </table:table-cell>
          <table:table-cell table:style-name="Table1.C23" office:value-type="string">
            <text:p text:style-name="P36">have the Simulation cache properties that it retrieves</text:p>
          </table:table-cell>
          <table:table-cell table:style-name="Table1.D23" office:value-type="string">
            <text:p text:style-name="P36">the Simulation runs faster</text:p>
          </table:table-cell>
          <table:table-cell table:style-name="Table1.E23" office:value-type="string">
            <text:list xml:id="list162801602228432" text:continue-numbering="true" text:style-name="L1">
              <text:list-item>
                <text:p text:style-name="P67">Simulation caches correct values</text:p>
              </text:list-item>
              <text:list-item>
                <text:p text:style-name="P67">Cache is emptied whenever a Simulation step is run </text:p>
              </text:list-item>
              <text:list-item>
                <text:p text:style-name="P67">Execution <text:span text:style-name="T20">time</text:span> is profiled before and after to quantify benefit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9-07T11:45:23.425884465</dc:date>
    <meta:editing-duration>P2DT11H27M52S</meta:editing-duration>
    <meta:editing-cycles>50</meta:editing-cycles>
    <meta:generator>LibreOffice/6.0.3.2$Linux_X86_64 LibreOffice_project/00m0$Build-2</meta:generator>
    <meta:document-statistic meta:table-count="1" meta:image-count="0" meta:object-count="0" meta:page-count="4" meta:paragraph-count="126" meta:word-count="754" meta:character-count="4619" meta:non-whitespace-character-count="4028"/>
  </office:meta>
</office:document-meta>
</file>